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3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paragraph-rsid="003ea4cd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1ed4a2" officeooo:paragraph-rsid="001ed4a2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81248" officeooo:paragraph-rsid="00281248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0950" officeooo:paragraph-rsid="002a0950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3992" officeooo:paragraph-rsid="002a3992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dae3c" officeooo:paragraph-rsid="002dae3c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11212" officeooo:paragraph-rsid="00311212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03709" officeooo:paragraph-rsid="00403709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18b96" officeooo:paragraph-rsid="00418b96" style:font-weight-asian="bold" style:font-weight-complex="bold"/>
    </style:style>
    <style:style style:name="P20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6.985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22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officeooo:rsid="000fc236" officeooo:paragraph-rsid="000fc236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141724" officeooo:paragraph-rsid="00141724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23e6bc" officeooo:paragraph-rsid="0023e6bc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/>
    </style:style>
    <style:style style:name="P28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2.501cm" fo:margin-right="0cm" fo:margin-top="0cm" fo:margin-bottom="0cm" style:contextual-spacing="false" fo:line-height="10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0ef23" officeooo:paragraph-rsid="0010ef23" style:font-name-asian="Times New Roman" style:language-asian="ko" style:country-asian="KR" style:font-weight-asian="bold" style:font-name-complex="Arial1" style:font-weight-complex="bold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2b0c7" officeooo:paragraph-rsid="0012b0c7" style:font-name-asian="Times New Roman" style:language-asian="ko" style:country-asian="KR" style:font-weight-asian="bold" style:font-name-complex="Arial1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32436" officeooo:paragraph-rsid="00132436" style:font-name-asian="Times New Roman" style:language-asian="ko" style:country-asian="KR" style:font-weight-asian="bold" style:font-name-complex="Arial1" style:font-weight-complex="bold"/>
    </style:style>
    <style:style style:name="P4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41724" officeooo:paragraph-rsid="00141724" style:font-name-asian="Times New Roman" style:language-asian="ko" style:country-asian="KR" style:font-weight-asian="bold" style:font-name-complex="Arial1" style:font-weight-complex="bold"/>
    </style:style>
    <style:style style:name="P4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officeooo:rsid="001ce506" officeooo:paragraph-rsid="001ce506"/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281248" officeooo:paragraph-rsid="00281248"/>
    </style:style>
    <style:style style:name="P4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311212" officeooo:paragraph-rsid="00311212"/>
    </style:style>
    <style:style style:name="P4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c9211e" loext:opacity="100%" officeooo:rsid="003621b4" officeooo:paragraph-rsid="003621b4"/>
    </style:style>
    <style:style style:name="P4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 officeooo:rsid="003621b4" officeooo:paragraph-rsid="003621b4"/>
    </style:style>
    <style:style style:name="P4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 fo:font-weight="bold" officeooo:rsid="003864f0" officeooo:paragraph-rsid="003864f0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3b6292" officeooo:paragraph-rsid="003b6292"/>
    </style:style>
    <style:style style:name="P4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style:text-underline-style="none"/>
    </style:style>
    <style:style style:name="P4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officeooo:rsid="00403709" officeooo:paragraph-rsid="00403709"/>
    </style:style>
    <style:style style:name="P5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5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42e649" officeooo:paragraph-rsid="0042e649" style:font-weight-asian="bold" style:font-weight-complex="bold"/>
    </style:style>
    <style:style style:name="P52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53" style:family="paragraph" style:parent-style-name="Standard" style:list-style-name="WWNum4">
      <style:paragraph-properties fo:margin-left="1.501cm" fo:margin-right="0cm" fo:margin-top="0cm" fo:margin-bottom="0cm" style:contextual-spacing="false" fo:line-height="150%" fo:text-indent="-1.501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5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</style:style>
    <style:style style:name="P55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56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paragraph-rsid="003ea4cd"/>
    </style:style>
    <style:style style:name="P57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58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officeooo:paragraph-rsid="0042e649"/>
    </style:style>
    <style:style style:name="P5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6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officeooo:paragraph-rsid="0042e649"/>
    </style:style>
    <style:style style:name="P6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officeooo:paragraph-rsid="00440c1c"/>
    </style:style>
    <style:style style:name="P62" style:family="paragraph" style:parent-style-name="Standard" style:list-style-name="WWNum4">
      <style:paragraph-properties fo:margin-top="0cm" fo:margin-bottom="0cm" style:contextual-spacing="false" fo:line-height="150%" fo:text-align="justify" style:justify-single-word="false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63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6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12b0c7" style:font-name-asian="Times New Roman" style:language-asian="ko" style:country-asian="KR" style:font-name-complex="Arial1"/>
    </style:style>
    <style:style style:name="P65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66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67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paragraph-rsid="0012b0c7" style:font-name-asian="Times New Roman" style:language-asian="ko" style:country-asian="KR" style:font-weight-asian="bold" style:font-name-complex="Arial1" style:font-weight-complex="bold"/>
    </style:style>
    <style:style style:name="P68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/>
    </style:style>
    <style:style style:name="P69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paragraph-rsid="003ce68c" style:font-weight-asian="bold" style:font-weight-complex="bold"/>
    </style:style>
    <style:style style:name="P7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paragraph-rsid="00440c1c" style:font-weight-asian="bold" style:font-weight-complex="bold"/>
    </style:style>
    <style:style style:name="P72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7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2e649" officeooo:paragraph-rsid="0042e649" style:font-weight-asian="bold" style:font-weight-complex="bold"/>
    </style:style>
    <style:style style:name="P7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440c1c" officeooo:paragraph-rsid="00440c1c" style:font-weight-asian="bold" style:font-weight-complex="bold"/>
    </style:style>
    <style:style style:name="P7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40c1c" officeooo:paragraph-rsid="00440c1c" style:font-weight-asian="bold" style:font-weight-complex="bold"/>
    </style:style>
    <style:style style:name="P7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7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03709" style:font-weight-asian="bold"/>
    </style:style>
    <style:style style:name="P8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8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82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83" style:family="paragraph" style:parent-style-name="Standard" style:list-style-name="WWNum6">
      <style:paragraph-properties fo:margin-top="0cm" fo:margin-bottom="0cm" style:contextual-spacing="false" fo:line-height="100%">
        <style:tab-stops>
          <style:tab-stop style:position="0.751cm"/>
          <style:tab-stop style:position="1.501cm"/>
          <style:tab-stop style:position="3cm"/>
          <style:tab-stop style:position="17.503cm" style:leader-style="dotted" style:leader-text="."/>
        </style:tab-stops>
      </style:paragraph-properties>
    </style:style>
    <style:style style:name="P8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officeooo:rsid="0042e649" officeooo:paragraph-rsid="0042e649"/>
    </style:style>
    <style:style style:name="P8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42e649" officeooo:paragraph-rsid="0042e649"/>
    </style:style>
    <style:style style:name="P8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officeooo:rsid="00440c1c" officeooo:paragraph-rsid="00440c1c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e649" style:font-weight-asian="bold" style:font-weight-complex="bold"/>
    </style:style>
    <style:style style:name="T5" style:family="text">
      <style:text-properties fo:font-weight="bold" officeooo:rsid="00403709" style:font-weight-asian="bold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style:rfc-language-tag="es-ES-u-co-trad" fo:language="es" fo:country="ES" fo:font-weight="bold" style:font-weight-asian="bold"/>
    </style:style>
    <style:style style:name="T8" style:family="text">
      <style:text-properties style:rfc-language-tag="es-ES-u-co-trad" fo:language="es" fo:country="ES" fo:font-weight="bold" style:font-weight-asian="bold" style:font-weight-complex="bold"/>
    </style:style>
    <style:style style:name="T9" style:family="text">
      <style:text-properties style:rfc-language-tag="es-ES-u-co-trad" fo:language="es" fo:country="ES" fo:font-weight="bold" officeooo:rsid="0040d6d5" style:font-weight-asian="bold" style:font-weight-complex="bold"/>
    </style:style>
    <style:style style:name="T10" style:family="text">
      <style:text-properties style:rfc-language-tag="es-ES-u-co-trad" fo:language="es" fo:country="ES" officeooo:rsid="00403709"/>
    </style:style>
    <style:style style:name="T11" style:family="text"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/>
    </style:style>
    <style:style style:name="T12" style:family="text"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style:rfc-language-tag="es-ES-u-co-trad" fo:language="es" fo:country="ES"/>
    </style:style>
    <style:style style:name="T17" style:family="text">
      <style:text-properties fo:color="#c9211e" loext:opacity="100%" style:rfc-language-tag="es-ES-u-co-trad" fo:language="es" fo:country="ES" fo:font-weight="bold" style:font-weight-asian="bold"/>
    </style:style>
    <style:style style:name="T18" style:family="text">
      <style:text-properties fo:color="#c9211e" loext:opacity="100%" officeooo:rsid="003b6292"/>
    </style:style>
    <style:style style:name="T19" style:family="text">
      <style:text-properties fo:color="#c9211e" loext:opacity="100%" officeooo:rsid="00440c1c"/>
    </style:style>
    <style:style style:name="T20" style:family="text">
      <style:text-properties officeooo:rsid="001ae7da"/>
    </style:style>
    <style:style style:name="T21" style:family="text">
      <style:text-properties officeooo:rsid="001ce506"/>
    </style:style>
    <style:style style:name="T22" style:family="text">
      <style:text-properties officeooo:rsid="00208ae4"/>
    </style:style>
    <style:style style:name="T23" style:family="text">
      <style:text-properties officeooo:rsid="002a3992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3864f0" style:font-weight-asian="bold" style:font-weight-complex="bold"/>
    </style:style>
    <style:style style:name="T27" style:family="text">
      <style:text-properties fo:color="#000000" loext:opacity="100%" fo:font-weight="bold" officeooo:rsid="0039d07f" style:font-weight-asian="bold" style:font-weight-complex="bold"/>
    </style:style>
    <style:style style:name="T28" style:family="text">
      <style:text-properties fo:color="#000000" loext:opacity="100%" fo:font-weight="bold" officeooo:rsid="00377836" style:font-weight-asian="bold" style:font-weight-complex="bold"/>
    </style:style>
    <style:style style:name="T29" style:family="text">
      <style:text-properties fo:color="#000000" loext:opacity="100%" fo:font-weight="bold" officeooo:rsid="003b6292" style:font-weight-asian="bold" style:font-weight-complex="bold"/>
    </style:style>
    <style:style style:name="T30" style:family="text">
      <style:text-properties fo:color="#000000" loext:opacity="100%" officeooo:rsid="00440c1c"/>
    </style:style>
    <style:style style:name="T31" style:family="text">
      <style:text-properties officeooo:rsid="0039d07f"/>
    </style:style>
    <style:style style:name="T32" style:family="text">
      <style:text-properties officeooo:rsid="003ce68c"/>
    </style:style>
    <style:style style:name="T33" style:family="text">
      <style:text-properties officeooo:rsid="003ea4cd"/>
    </style:style>
    <style:style style:name="T34" style:family="text">
      <style:text-properties officeooo:rsid="00403709"/>
    </style:style>
    <style:style style:name="T35" style:family="text">
      <style:text-properties officeooo:rsid="0042c866"/>
    </style:style>
    <style:style style:name="T36" style:family="text">
      <style:text-properties officeooo:rsid="0042e649"/>
    </style:style>
    <style:style style:name="T37" style:family="text">
      <style:text-properties officeooo:rsid="00440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list xml:id="list3483694631" text:style-name="WWNum4">
        <text:list-item>
          <text:p text:style-name="P50">Recupere el último comando ejecutado.</text:p>
        </text:list-item>
      </text:list>
      <text:p text:style-name="P23"><text:span text:style-name="T22">h</text:span>istory 1 o !!</text:p>
      <text:list xml:id="list113528192318922" text:continue-numbering="true" text:style-name="WWNum4">
        <text:list-item>
          <text:p text:style-name="P52"><text:span text:style-name="T6">Guarde en </text:span><text:span text:style-name="T11">~/comandos.old</text:span><text:span text:style-name="T12"> <text:s/>el histórico de comandos.</text:span></text:p>
        </text:list-item>
      </text:list>
      <text:p text:style-name="P35">history &gt;&gt; ~/comandos.old</text:p>
      <text:list xml:id="list113527559668236" text:continue-numbering="true" text:style-name="WWNum4">
        <text:list-item>
          <text:p text:style-name="P63">¿Qué tipo de ruta son las siguientes (relativa – absoluta)?</text:p>
          <text:list>
            <text:list-item>
              <text:p text:style-name="P65">/home/ana/.clave.txt</text:p>
            </text:list-item>
            <text:list-item>
              <text:p text:style-name="P65"><text:s/>~/.informe1.txt</text:p>
            </text:list-item>
            <text:list-item>
              <text:p text:style-name="P65">/etc/passwd</text:p>
            </text:list-item>
            <text:list-item>
              <text:p text:style-name="P65">../../notas/doc1.doc</text:p>
            </text:list-item>
            <text:list-item>
              <text:p text:style-name="P65">./ventas/otros.txt</text:p>
            </text:list-item>
            <text:list-item>
              <text:p text:style-name="P65">../home</text:p>
            </text:list-item>
            <text:list-item>
              <text:p text:style-name="P66">observacion_1.txt</text:p>
            </text:list-item>
          </text:list>
        </text:list-item>
      </text:list>
      <text:p text:style-name="P34"/>
      <text:p text:style-name="P36">las que empiezan por / absolutas, las dem<text:span text:style-name="T13">ás relativas.</text:span></text:p>
      <text:p text:style-name="P34"/>
      <text:p text:style-name="P34"/>
      <text:list xml:id="list113528381880989" text:continue-numbering="true" text:style-name="WWNum4">
        <text:list-item>
          <text:p text:style-name="P63"><text:s/>Ver ¿En qué directorio se encuentra?</text:p>
        </text:list-item>
      </text:list>
      <text:p text:style-name="P37">pwd</text:p>
      <text:list xml:id="list113528284291740" text:continue-numbering="true" text:style-name="WWNum4">
        <text:list-item>
          <text:p text:style-name="P64">Posicionarse en /usr/share/doc con ruta relativa</text:p>
          <text:p text:style-name="P67">cd ../../usr/share/doc</text:p>
        </text:list-item>
        <text:list-item>
          <text:p text:style-name="P64">Vaya al directorio padre con ruta relativa </text:p>
        </text:list-item>
      </text:list>
      <text:p text:style-name="P39">cd ..</text:p>
      <text:list xml:id="list113526505087121" text:continue-numbering="true" text:style-name="WWNum4">
        <text:list-item>
          <text:p text:style-name="P63">Regrese a su directorio con ruta absoluta</text:p>
        </text:list-item>
      </text:list>
      <text:p text:style-name="P39">cd /<text:span text:style-name="T14">home/felipe</text:span></text:p>
      <text:list xml:id="list113527114811473" text:continue-numbering="true" text:style-name="WWNum4">
        <text:list-item>
          <text:p text:style-name="P63">Regrese al último directorio en que estuvo </text:p>
        </text:list-item>
      </text:list>
      <text:p text:style-name="P39">cd – o cd $OLDPWD</text:p>
      <text:list xml:id="list113527224869789" text:continue-numbering="true" text:style-name="WWNum4">
        <text:list-item>
          <text:p text:style-name="P63">Regrese a su home </text:p>
        </text:list-item>
      </text:list>
      <text:p text:style-name="P39">cd ~</text:p>
      <text:list xml:id="list113527601785328" text:continue-numbering="true" text:style-name="WWNum4">
        <text:list-item>
          <text:p text:style-name="P63">Visualice de forma detallada el contenido del directorio /usr sin cambiar de directorio.</text:p>
        </text:list-item>
      </text:list>
      <text:p text:style-name="P40">ls -l /usr/</text:p>
      <text:list xml:id="list113527748793481" text:continue-numbering="true" text:style-name="WWNum4">
        <text:list-item>
          <text:p text:style-name="P63">Visualice el árbol de directorios contenidos en /var sin cambiar de directorio.</text:p>
        </text:list-item>
      </text:list>
      <text:p text:style-name="P38">ls -lR /var/</text:p>
      <text:list xml:id="list113526512949804" text:continue-numbering="true" text:style-name="WWNum4">
        <text:list-item>
          <text:p text:style-name="P63">Visualice la información de permisos del directorio /home sin entrar en ellos.</text:p>
        </text:list-item>
      </text:list>
      <text:p text:style-name="P40">ls -l /home</text:p>
      <text:list xml:id="list113527953540827" text:continue-numbering="true" text:style-name="WWNum4">
        <text:list-item>
          <text:p text:style-name="P50">Se desea que todos los ficheros que se crearán tengan por defecto los permisos rw-r----- </text:p>
        </text:list-item>
      </text:list>
      <text:p text:style-name="P26"/>
      <text:p text:style-name="P25">umask 02<text:span text:style-name="T20">6</text:span></text:p>
      <text:list xml:id="list113527326453407" text:continue-numbering="true" text:style-name="WWNum4">
        <text:list-item>
          <text:p text:style-name="P52"><text:span text:style-name="T6">Crear el directorio </text:span><text:span text:style-name="T7">docperso</text:span><text:span text:style-name="T6">, asignarle el permiso 700 y dentro de él crear los ficheros </text:span><text:span text:style-name="T7">fich1 fich2 y fich3</text:span></text:p>
        </text:list-item>
      </text:list>
      <text:p text:style-name="P27">mkdir docperso</text:p>
      <text:p text:style-name="P27">chmod 700 docperso/</text:p>
      <text:p text:style-name="P27"><text:soft-page-break/>touch docperso/{fich1,fich2,fich3}</text:p>
      <text:p text:style-name="P27"/>
      <text:list xml:id="list113527367357697" text:continue-numbering="true" text:style-name="WWNum4">
        <text:list-item>
          <text:p text:style-name="P52"><text:span text:style-name="T6">Añadir vuestro nombre con una variable de entorno y sin editar, a </text:span><text:span text:style-name="T7">fich1</text:span></text:p>
        </text:list-item>
      </text:list>
      <text:p text:style-name="P27">echo $USER &gt;&gt; docperso/fich1</text:p>
      <text:p text:style-name="P27"/>
      <text:list xml:id="list113526600569086" text:continue-numbering="true" text:style-name="WWNum4">
        <text:list-item>
          <text:p text:style-name="P52"><text:span text:style-name="T6">Verificar los permisos de los ficheros </text:span><text:span text:style-name="T7">fich1, fich2 y fich3</text:span><text:span text:style-name="T6">, visualizar que tipos de ficheros son y cuando fueron modificados por última vez.</text:span></text:p>
        </text:list-item>
      </text:list>
      <text:p text:style-name="P5">ls -l docperso/{fich1,fich2,fich3}</text:p>
      <text:p text:style-name="P29"/>
      <text:list xml:id="list113527329582889" text:continue-numbering="true" text:style-name="WWNum4">
        <text:list-item>
          <text:p text:style-name="P52"><text:span text:style-name="T6"><text:s/>Crear un acceso directo a </text:span><text:span text:style-name="T7">fich1</text:span><text:span text:style-name="T6"> en vuestro home y visualizar sus permisos.</text:span></text:p>
        </text:list-item>
      </text:list>
      <text:p text:style-name="P29"/>
      <text:list xml:id="list113528329992525" text:continue-numbering="true" text:style-name="WWNum4">
        <text:list-item>
          <text:p text:style-name="P52"><text:span text:style-name="T6">Crear un hard link a </text:span><text:span text:style-name="T7">fich1 </text:span><text:span text:style-name="T6">en vuestro home, con el nombre de </text:span><text:span text:style-name="T7">fichero1.fich1 </text:span></text:p>
        </text:list-item>
      </text:list>
      <text:p text:style-name="P27"/>
      <text:list xml:id="list113527437761950" text:continue-numbering="true" text:style-name="WWNum4">
        <text:list-item>
          <text:p text:style-name="P52"><text:span text:style-name="T6">Buscar en que ruta se encuentra el fichero binario </text:span><text:span text:style-name="T7">passwd</text:span><text:span text:style-name="T6"> </text:span></text:p>
        </text:list-item>
        <text:list-item>
          <text:p text:style-name="P52"><text:span text:style-name="T6">Buscar en que ruta se encuentra el comando </text:span><text:span text:style-name="T7">id</text:span><text:span text:style-name="T6"> </text:span></text:p>
        </text:list-item>
        <text:list-item>
          <text:p text:style-name="P52"><text:span text:style-name="T6">Ver la información resumida del comando </text:span><text:span text:style-name="T7">chmod </text:span></text:p>
        </text:list-item>
        <text:list-item>
          <text:p text:style-name="P68"><text:span text:style-name="T6">Buscar en el sistema todos los enlaces duros que tiene el fichero </text:span><text:span text:style-name="T7">fich1</text:span><text:span text:style-name="T6">, descartando posibles errores.</text:span></text:p>
        </text:list-item>
      </text:list>
      <text:p text:style-name="P46">ls -li</text:p>
      <text:p text:style-name="P44"><text:span text:style-name="T26">f</text:span><text:span text:style-name="T25">ind <text:s/>/ -type f -in</text:span><text:span text:style-name="T27">u</text:span><text:span text:style-name="T25">m</text:span> <text:span text:style-name="T25">07459 </text:span><text:span text:style-name="T28">2&gt;</text:span><text:span text:style-name="T29">errores.txt</text:span></text:p>
      <text:p text:style-name="P45">hay que buscar por inodo con el -in<text:span text:style-name="T31">u</text:span>m</text:p>
      <text:list xml:id="list113527530916671" text:continue-numbering="true" text:style-name="WWNum4">
        <text:list-item>
          <text:p text:style-name="P52"><text:span text:style-name="T6">¿Qué permisos tienen los ficheros </text:span><text:span text:style-name="T7">/etc/passwd</text:span><text:span text:style-name="T6"> y </text:span><text:span text:style-name="T7">/etc/shadow</text:span><text:span text:style-name="T6">?</text:span></text:p>
        </text:list-item>
        <text:list-item>
          <text:p text:style-name="P52"><text:span text:style-name="T6">Listar los permisos del directorio </text:span><text:span text:style-name="T7">/tmp</text:span><text:span text:style-name="T6"> </text:span></text:p>
        </text:list-item>
        <text:list-item>
          <text:p text:style-name="P52"><text:span text:style-name="T6">Listar los permisos de todos los </text:span><text:span text:style-name="T10">directorios </text:span><text:span text:style-name="T6">del sistema que tienen el sticky bit, descartando errores </text:span></text:p>
        </text:list-item>
      </text:list>
      <text:p text:style-name="P49"><text:span text:style-name="T8">find / -maxdepth 1 -type d -perm /1000 </text:span><text:span text:style-name="T9">2&gt;/dev/null</text:span></text:p>
      <text:list xml:id="list113527191194230" text:continue-numbering="true" text:style-name="WWNum4">
        <text:list-item>
          <text:p text:style-name="P52"><text:span text:style-name="T6">Añadir el fichero </text:span><text:span text:style-name="T7">fich1</text:span><text:span text:style-name="T6"> al final del fichero </text:span><text:span text:style-name="T7">fich2</text:span><text:span text:style-name="T6"> </text:span></text:p>
        </text:list-item>
        <text:list-item>
          <text:p text:style-name="P52"><text:span text:style-name="T16">Comparar los ficheros </text:span><text:span text:style-name="T17">fich1</text:span><text:span text:style-name="T16"> y </text:span><text:span text:style-name="T17">fich2, </text:span><text:span text:style-name="T16">con 2 métodos diferentes.</text:span><text:span text:style-name="T6"> </text:span></text:p>
        </text:list-item>
        <text:list-item>
          <text:p text:style-name="P82"><text:span text:style-name="T6">Comparar los ficheros </text:span><text:span text:style-name="T7">fich1, fich2</text:span><text:span text:style-name="T6"> y </text:span><text:span text:style-name="T7">fich3</text:span><text:span text:style-name="T6"> </text:span></text:p>
        </text:list-item>
        <text:list-item>
          <text:p text:style-name="P52"><text:span text:style-name="T6">¿Cuántos bloques ocupan los ficheros </text:span><text:span text:style-name="T7">/etc/passwd <text:s/>/etc/shadow <text:s/>/etc/group?</text:span></text:p>
        </text:list-item>
        <text:list-item>
          <text:p text:style-name="P50">¿Con qué versión del bash está trabajando? </text:p>
        </text:list-item>
      </text:list>
      <text:p text:style-name="P24">echo $BASH_VERSION</text:p>
      <text:list xml:id="list113527622155211" text:continue-numbering="true" text:style-name="WWNum4">
        <text:list-item>
          <text:p text:style-name="P50">¿Qué fichero contiene los alias definidos? </text:p>
        </text:list-item>
      </text:list>
      <text:p text:style-name="P51">\</text:p>
      <text:list xml:id="list113527950900193" text:continue-numbering="true" text:style-name="WWNum4">
        <text:list-item>
          <text:p text:style-name="P52">¿Con qué cuenta de usuario se conectó? </text:p>
        </text:list-item>
      </text:list>
      <text:p text:style-name="P41"><text:s/><text:span text:style-name="T3">echo $LOGNAME</text:span></text:p>
      <text:list xml:id="list113526837923263" text:continue-numbering="true" text:style-name="WWNum4">
        <text:list-item>
          <text:p text:style-name="P54">¿Quiénes están conectados? </text:p>
        </text:list-item>
      </text:list>
      <text:p text:style-name="P6">who</text:p>
      <text:list xml:id="list113527743752980" text:continue-numbering="true" text:style-name="WWNum4">
        <text:list-item>
          <text:p text:style-name="P54"><text:soft-page-break/>¿Qué terminales pueden recibir mensajes? </text:p>
        </text:list-item>
      </text:list>
      <text:p text:style-name="P6">who -T</text:p>
      <text:list xml:id="list113527423174071" text:continue-numbering="true" text:style-name="WWNum4">
        <text:list-item>
          <text:p text:style-name="P55">Deshabilitar su terminal para recibir mensajes</text:p>
        </text:list-item>
      </text:list>
      <text:p text:style-name="P7">mesg n</text:p>
      <text:list xml:id="list113528361190930" text:continue-numbering="true" text:style-name="WWNum4">
        <text:list-item>
          <text:p text:style-name="P55">Habilitar su terminal para recibir mensajes </text:p>
        </text:list-item>
      </text:list>
      <text:p text:style-name="P7">mesg <text:span text:style-name="T21">y</text:span></text:p>
      <text:list xml:id="list113527797072067" text:continue-numbering="true" text:style-name="WWNum4">
        <text:list-item>
          <text:p text:style-name="P55">¿A qué grupos pertenece? </text:p>
        </text:list-item>
      </text:list>
      <text:p text:style-name="P7">groups</text:p>
      <text:list xml:id="list113526727535416" text:continue-numbering="true" text:style-name="WWNum4">
        <text:list-item>
          <text:p text:style-name="P55">¿Cuál es su número de usuario? </text:p>
          <text:p text:style-name="P69">id -u</text:p>
        </text:list-item>
        <text:list-item>
          <text:p text:style-name="P55">¿Cuál es su nombre de usuario?</text:p>
        </text:list-item>
      </text:list>
      <text:p text:style-name="P10">id- un</text:p>
      <text:list xml:id="list113527798992491" text:continue-numbering="true" text:style-name="WWNum4">
        <text:list-item>
          <text:p text:style-name="P55">Ver su nombre de cuenta a través de la variable de entorno </text:p>
        </text:list-item>
      </text:list>
      <text:p text:style-name="P7">echo $USER</text:p>
      <text:list xml:id="list113527977900309" text:continue-numbering="true" text:style-name="WWNum4">
        <text:list-item>
          <text:p text:style-name="P55">¿Qué nombre tiene su terminal?</text:p>
        </text:list-item>
      </text:list>
      <text:p text:style-name="P76">tty</text:p>
      <text:list xml:id="list113528130259434" text:continue-numbering="true" text:style-name="WWNum4">
        <text:list-item>
          <text:p text:style-name="P55">Ver la información personal de su cuenta</text:p>
        </text:list-item>
      </text:list>
      <text:p text:style-name="P10">id -a</text:p>
      <text:list xml:id="list113526622594999" text:continue-numbering="true" text:style-name="WWNum4">
        <text:list-item>
          <text:p text:style-name="P55">¿Qué comando ejecuta la calculadora? </text:p>
        </text:list-item>
      </text:list>
      <text:p text:style-name="P10">bc</text:p>
      <text:list xml:id="list113527672570205" text:continue-numbering="true" text:style-name="WWNum4">
        <text:list-item>
          <text:p text:style-name="P55">Ver la fecha y hora del día </text:p>
          <text:p text:style-name="P69">date</text:p>
        </text:list-item>
        <text:list-item>
          <text:p text:style-name="P55">Buscar ayuda al comando <text:s/>ls <text:s/>de 2 formas diferentes</text:p>
        </text:list-item>
      </text:list>
      <text:p text:style-name="P11">info ls</text:p>
      <text:p text:style-name="P11">info ls</text:p>
      <text:p text:style-name="P42"/>
      <text:list xml:id="list113527018850936" text:continue-numbering="true" text:style-name="WWNum4">
        <text:list-item>
          <text:p text:style-name="P55">Limpiar la pantalla </text:p>
        </text:list-item>
      </text:list>
      <text:p text:style-name="P11">clear</text:p>
      <text:p text:style-name="P30"/>
      <text:list xml:id="list113526462995953" text:continue-numbering="true" text:style-name="WWNum4">
        <text:list-item>
          <text:p text:style-name="P55">Realizar el siguiente cálculo: <text:s/>(15+5)*10/2</text:p>
        </text:list-item>
      </text:list>
      <text:p text:style-name="P11">bc</text:p>
      <text:p text:style-name="P30"/>
      <text:list xml:id="list113526561026349" text:continue-numbering="true" text:style-name="WWNum4">
        <text:list-item>
          <text:p text:style-name="P55">Mostrar por pantalla la palabra SALUDO </text:p>
        </text:list-item>
      </text:list>
      <text:p text:style-name="P7">echo SALUDO</text:p>
      <text:p text:style-name="P30"/>
      <text:list xml:id="list113527402401911" text:continue-numbering="true" text:style-name="WWNum4">
        <text:list-item>
          <text:p text:style-name="P55">¿Qué muestra el comando <text:span text:style-name="T2">echo *</text:span>? </text:p>
        </text:list-item>
      </text:list>
      <text:p text:style-name="P11"><text:soft-page-break/>Todo el contenido del directorio actual</text:p>
      <text:p text:style-name="P42"/>
      <text:list xml:id="list113526722221044" text:continue-numbering="true" text:style-name="WWNum4">
        <text:list-item>
          <text:p text:style-name="P55">Ir a la raíz del sistema.</text:p>
        </text:list-item>
      </text:list>
      <text:p text:style-name="P12"><text:span text:style-name="T23">c</text:span>d /</text:p>
      <text:p text:style-name="P30"/>
      <text:list xml:id="list113526538539198" text:continue-numbering="true" text:style-name="WWNum4">
        <text:list-item>
          <text:p text:style-name="P55">Volver a su home.</text:p>
        </text:list-item>
      </text:list>
      <text:p text:style-name="P13">cd ~</text:p>
      <text:p text:style-name="P30"/>
      <text:list xml:id="list113526617749436" text:continue-numbering="true" text:style-name="WWNum4">
        <text:list-item>
          <text:p text:style-name="P55">Intente entrar en el home de un/a compañero/a</text:p>
        </text:list-item>
      </text:list>
      <text:p text:style-name="P14">cd/home/nombredecompañero</text:p>
      <text:p text:style-name="P30"/>
      <text:list xml:id="list113527689182488" text:continue-numbering="true" text:style-name="WWNum4">
        <text:list-item>
          <text:p text:style-name="P55">Mostrar por pantalla cuál fue el último directorio en el que estuvo </text:p>
        </text:list-item>
      </text:list>
      <text:p text:style-name="P7">echo $OLDPWD</text:p>
      <text:p text:style-name="P30"/>
      <text:list xml:id="list113528497362760" text:continue-numbering="true" text:style-name="WWNum4">
        <text:list-item>
          <text:p text:style-name="P55">¿Con qué cuenta está trabajando ahora? </text:p>
        </text:list-item>
      </text:list>
      <text:p text:style-name="P7">whoami</text:p>
      <text:p text:style-name="P30"/>
      <text:list xml:id="list113528570951617" text:continue-numbering="true" text:style-name="WWNum4">
        <text:list-item>
          <text:p text:style-name="P55">Listar el contenido de todos los ficheros .txt que se encuentren el /var y hasta 3 niveles de directorios.</text:p>
        </text:list-item>
      </text:list>
      <text:p text:style-name="P7">find /var -maxdepth 3 -name "*.txt" -exec ls {} \; <text:s/>2&gt;dev&gt;null</text:p>
      <text:p text:style-name="P30"/>
      <text:list xml:id="list113528417521899" text:continue-numbering="true" text:style-name="WWNum4">
        <text:list-item>
          <text:p text:style-name="P55">Listar los permisos que tiene su carpeta personal</text:p>
        </text:list-item>
      </text:list>
      <text:p text:style-name="P7">ls -ld ~</text:p>
      <text:p text:style-name="P30"/>
      <text:list xml:id="list113526558736228" text:continue-numbering="true" text:style-name="WWNum4">
        <text:list-item>
          <text:p text:style-name="P55">Listar los permisos de todos los ficheros .txt que estén vacíos a partir de /var</text:p>
        </text:list-item>
      </text:list>
      <text:p text:style-name="P30"><text:span text:style-name="T3">find /var -empty -name "*.txt" -exec ls {} \;</text:span></text:p>
      <text:p text:style-name="P30"/>
      <text:list xml:id="list113528589923132" text:continue-numbering="true" text:style-name="WWNum4">
        <text:list-item>
          <text:p text:style-name="P55">¿Qué cantidad de ficheros ordinarios vacíos hay en su home?</text:p>
        </text:list-item>
      </text:list>
      <text:p text:style-name="P15">find ~/ <text:span text:style-name="T15">-maxdepth 1</text:span> -type f -empty | wc -l</text:p>
      <text:p text:style-name="P43"/>
      <text:list xml:id="list113526886418048" text:continue-numbering="true" text:style-name="WWNum4">
        <text:list-item>
          <text:p text:style-name="P55">¿Qué cantidad de directorios tiene en su home? </text:p>
        </text:list-item>
      </text:list>
      <text:p text:style-name="P7">find ~/ <text:span text:style-name="T15">-maxdepth 1 </text:span>-type d | wc -l</text:p>
      <text:p text:style-name="P30"/>
      <text:list xml:id="list113528496227841" text:continue-numbering="true" text:style-name="WWNum4">
        <text:list-item>
          <text:p text:style-name="P55">¿Cuántos ficheros ordinarios tienen menos de 100 bytes sin contar los vacíos?</text:p>
        </text:list-item>
      </text:list>
      <text:p text:style-name="P7">find ~/ -maxdepth 1 -type f -size -<text:span text:style-name="T24">100</text:span><text:span text:style-name="T30">c</text:span><text:span text:style-name="T15"> </text:span>! -empty | wc -l</text:p>
      <text:p text:style-name="P30"/>
      <text:list xml:id="list113528558004031" text:continue-numbering="true" text:style-name="WWNum4">
        <text:list-item>
          <text:p text:style-name="P55">¿Cuántos directorios hay en /etc?</text:p>
        </text:list-item>
      </text:list>
      <text:p text:style-name="P7"><text:soft-page-break/>find /etc -type d 2&gt;/dev/null | wc -l</text:p>
      <text:p text:style-name="P7"/>
      <text:list xml:id="list113526483490856" text:continue-numbering="true" text:style-name="WWNum4">
        <text:list-item>
          <text:p text:style-name="P55">¿Cuántas entradas hay que tengan 5 caracteres, solo en la raíz?</text:p>
        </text:list-item>
      </text:list>
      <text:p text:style-name="P7">ls -d /?????</text:p>
      <text:list xml:id="list113526914943071" text:continue-numbering="true" text:style-name="WWNum4">
        <text:list-item>
          <text:p text:style-name="P55">¿Cuántas entradas hay que tengan al menos 4 caracteres, solo en la raíz?</text:p>
        </text:list-item>
      </text:list>
      <text:p text:style-name="P7">ls -d /????<text:span text:style-name="T32">*</text:span></text:p>
      <text:list xml:id="list113527506699017" text:continue-numbering="true" text:style-name="WWNum4">
        <text:list-item>
          <text:p text:style-name="P55">Mostrar la cantidad de líneas que tienen los ficheros ordinarios, no vacíos y de menos de 5k, solo del directorio /lib.</text:p>
        </text:list-item>
      </text:list>
      <text:p text:style-name="P7">find /lib -type f ! -empty -size -5k -exec wc -l {} \;</text:p>
      <text:list xml:id="list113528308598377" text:continue-numbering="true" text:style-name="WWNum4">
        <text:list-item>
          <text:p text:style-name="P55">¿Cuántas entradas hay, solo, en la raíz que empiecen con vocal?</text:p>
        </text:list-item>
      </text:list>
      <text:p text:style-name="P7">find / -maxdepth 1 -iname "[aeiou]*" | wc -l</text:p>
      <text:p text:style-name="P8">find / -maxdepth 1 -name "[<text:span text:style-name="T33">AEIOU</text:span>aeiou]*" | wc -l</text:p>
      <text:list xml:id="list113528593324995" text:continue-numbering="true" text:style-name="WWNum4">
        <text:list-item>
          <text:p text:style-name="P55">¿Cuántas entradas hay, solo, en la raíz que contengan un punto en su nombre?</text:p>
        </text:list-item>
      </text:list>
      <text:p text:style-name="P47"><text:span text:style-name="T3">find / -maxdepth 1 -name "*.*" | wc -l</text:span> </text:p>
      <text:list xml:id="list113528226215543" text:continue-numbering="true" text:style-name="WWNum4">
        <text:list-item>
          <text:p text:style-name="P55">Mostrar del directorio actual el nº de inodo más alto</text:p>
        </text:list-item>
      </text:list>
      <text:p text:style-name="P71">ls -li | tr -s " " | sort -t " " -n -r | cut -d " " -f1 <text:span text:style-name="T32">| head -1</text:span></text:p>
      <text:list xml:id="list113526566691319" text:continue-numbering="true" text:style-name="WWNum4">
        <text:list-header>
          <text:p text:style-name="P55">Mostrar del directorio actual el nº de inodo más bajo</text:p>
        </text:list-header>
        <text:list-item>
          <text:p text:style-name="P70">ls -li | tr -s " " | sort -t " " -n | cut -d " " -f1 <text:span text:style-name="T32">| head -1</text:span></text:p>
        </text:list-item>
        <text:list-item>
          <text:p text:style-name="P55">Listar la primera línea de todos los ficheros ordinarios, no vacíos del directorio actual y sus subdirectorios </text:p>
        </text:list-item>
      </text:list>
      <text:p text:style-name="P48"><text:span text:style-name="T3">find . -type f !</text:span> <text:span text:style-name="T3">-empty -exec head -1 {} \;</text:span></text:p>
      <text:list xml:id="list113526515245592" text:continue-numbering="true" text:style-name="WWNum4">
        <text:list-item>
          <text:p text:style-name="P55">Listar todas las entradas de /lib, que tengan un número en su nombre, sin entrar en los directorios.</text:p>
        </text:list-item>
      </text:list>
      <text:p text:style-name="P7">find /lib -maxdepth 1 -name "*[0-9]*"</text:p>
      <text:list xml:id="list113526909161527" text:continue-numbering="true" text:style-name="WWNum4">
        <text:list-item>
          <text:p text:style-name="P55">Recuperar el último comando ejecutado </text:p>
        </text:list-item>
      </text:list>
      <text:p text:style-name="P7">!!</text:p>
      <text:list xml:id="list113527509791171" text:continue-numbering="true" text:style-name="WWNum4">
        <text:list-item>
          <text:p text:style-name="P55">Recuperar los últimos 10 comandos ejecutados y guardarlos en el fichero <text:span text:style-name="T2">ultimos.10.cmd</text:span>, a la vez que se visualiza.</text:p>
        </text:list-item>
      </text:list>
      <text:p text:style-name="P7">history 10 | tee ultimos.10.cmd</text:p>
      <text:list xml:id="list113527870943736" text:continue-numbering="true" text:style-name="WWNum4">
        <text:list-item>
          <text:p text:style-name="P55">Guardar el histórico de comandos en el fichero <text:span text:style-name="T2">todos.cmd </text:span></text:p>
        </text:list-item>
      </text:list>
      <text:p text:style-name="P78">history &gt; todos.cmd</text:p>
      <text:list xml:id="list113527445640462" text:continue-numbering="true" text:style-name="WWNum4">
        <text:list-item>
          <text:p text:style-name="P55">Añadir una línea de puntos al fichero <text:span text:style-name="T2">todos.cmd</text:span> sin editar</text:p>
        </text:list-item>
      </text:list>
      <text:p text:style-name="P30"><text:span text:style-name="T3">cat &gt;&gt; todos.cmd</text:span> </text:p>
      <text:p text:style-name="P7">…</text:p>
      <text:p text:style-name="P16">ctrl+d</text:p>
      <text:list xml:id="list113526690083992" text:continue-numbering="true" text:style-name="WWNum4">
        <text:list-item>
          <text:p text:style-name="P55">Enviar un correo al usuario <text:span text:style-name="T2">profe</text:span> con vuestro nombre </text:p>
        </text:list-item>
      </text:list>
      <text:p text:style-name="P16">mail profe</text:p>
      <text:list xml:id="list113526858065346" text:continue-numbering="true" text:style-name="WWNum4">
        <text:list-item>
          <text:p text:style-name="P56">Ver el correo </text:p>
          <text:p text:style-name="P74"><text:soft-page-break/>mail</text:p>
        </text:list-item>
        <text:list-item>
          <text:p text:style-name="P56"><text:span text:style-name="T15">Eliminar el 1º correo recibido</text:span> </text:p>
        </text:list-item>
      </text:list>
      <text:p text:style-name="P85">mail -d</text:p>
      <text:list xml:id="list113528322307066" text:continue-numbering="true" text:style-name="WWNum4">
        <text:list-item>
          <text:p text:style-name="P55"><text:span text:style-name="T15">Visualizar el último correo recibido</text:span> </text:p>
        </text:list-item>
      </text:list>
      <text:p text:style-name="P30"/>
      <text:list xml:id="list113527974593895" text:continue-numbering="true" text:style-name="WWNum4">
        <text:list-item>
          <text:p text:style-name="P80">¿Qué fichero contiene los correos recibidos leídos (incluir ruta)?</text:p>
        </text:list-item>
      </text:list>
      <text:p text:style-name="P30"/>
      <text:list xml:id="list113527350260786" text:continue-numbering="true" text:style-name="WWNum4">
        <text:list-item>
          <text:p text:style-name="P80">¿Qué fichero contiene el correo entrante (incluir ruta)?</text:p>
        </text:list-item>
      </text:list>
      <text:p text:style-name="P30"/>
      <text:list xml:id="list113527708353622" text:continue-numbering="true" text:style-name="WWNum4">
        <text:list-item>
          <text:p text:style-name="P80">¿Qué fichero guarda los comandos ejecutados?</text:p>
        </text:list-item>
      </text:list>
      <text:p text:style-name="P30"/>
      <text:list xml:id="list113528487808270" text:continue-numbering="true" text:style-name="WWNum4">
        <text:list-item>
          <text:p text:style-name="P55"><text:span text:style-name="T15">Ver los alias instalados según el fichero correspondiente</text:span> </text:p>
        </text:list-item>
      </text:list>
      <text:p text:style-name="P30"/>
      <text:list xml:id="list113528069681438" text:continue-numbering="true" text:style-name="WWNum4">
        <text:list-item>
          <text:p text:style-name="P55">Visualizar los alias instalados </text:p>
        </text:list-item>
      </text:list>
      <text:p text:style-name="P16">cat .bashrc | grep alias</text:p>
      <text:list xml:id="list113526931009912" text:continue-numbering="true" text:style-name="WWNum4">
        <text:list-item>
          <text:p text:style-name="P55">¿En que fichero se guardan los alias instalados?</text:p>
        </text:list-item>
      </text:list>
      <text:p text:style-name="P7">.<text:span text:style-name="T33">bashrc</text:span></text:p>
      <text:list xml:id="list113526633532073" text:continue-numbering="true" text:style-name="WWNum4">
        <text:list-item>
          <text:p text:style-name="P55">Enviar a todos los usuarios conectados, un mensaje </text:p>
        </text:list-item>
      </text:list>
      <text:p text:style-name="P16">wall “Buenas tardes”</text:p>
      <text:list xml:id="list113526785129678" text:continue-numbering="true" text:style-name="WWNum4">
        <text:list-item>
          <text:p text:style-name="P55">¿Cuál es el último usuario conectado?</text:p>
        </text:list-item>
      </text:list>
      <text:p text:style-name="P7">last -1</text:p>
      <text:list xml:id="list113527271087997" text:continue-numbering="true" text:style-name="WWNum4">
        <text:list-item>
          <text:p text:style-name="P80">¿Cuál es el último nº de grupo que se dio de alta?</text:p>
        </text:list-item>
      </text:list>
      <text:p text:style-name="P30"/>
      <text:list xml:id="list113527807523665" text:continue-numbering="true" text:style-name="WWNum4">
        <text:list-item>
          <text:p text:style-name="P80">¿Cuántos grupos registrados hay?</text:p>
        </text:list-item>
      </text:list>
      <text:p text:style-name="P30"><text:s/><text:span text:style-name="T15">id -g | wc -l</text:span></text:p>
      <text:list xml:id="list113526678028629" text:continue-numbering="true" text:style-name="WWNum4">
        <text:list-item>
          <text:p text:style-name="P80">¿Cuántos usuarios registrados hay?</text:p>
        </text:list-item>
      </text:list>
      <text:p text:style-name="P30"/>
      <text:list xml:id="list113528037422082" text:continue-numbering="true" text:style-name="WWNum4">
        <text:list-item>
          <text:p text:style-name="P80">¿Cuántos usuarios registrados utilizan el /bin/bash?</text:p>
        </text:list-item>
      </text:list>
      <text:p text:style-name="P30"/>
      <text:list xml:id="list113528037329422" text:continue-numbering="true" text:style-name="WWNum4">
        <text:list-item>
          <text:p text:style-name="P80">¿Cuántos usuarios registrados no tienen permiso para abrir una consola?</text:p>
        </text:list-item>
      </text:list>
      <text:p text:style-name="P30"/>
      <text:list xml:id="list113528011131905" text:continue-numbering="true" text:style-name="WWNum4">
        <text:list-item>
          <text:p text:style-name="P57"><text:span text:style-name="T15">¿Cuántos usuarios registrados tienen nombres de más de 5 caracteres?</text:span> </text:p>
        </text:list-item>
      </text:list>
      <text:p text:style-name="P31"/>
      <text:list xml:id="list113526472977631" text:continue-numbering="true" text:style-name="WWNum4">
        <text:list-item>
          <text:p text:style-name="P81">¿Cuál es el nº de usuario registrado más alto?</text:p>
        </text:list-item>
        <text:list-item>
          <text:p text:style-name="P57">¿Con qué combinación de teclas se finaliza un correo?</text:p>
        </text:list-item>
      </text:list>
      <text:p text:style-name="P17">ctrl+d</text:p>
      <text:list xml:id="list113528378540162" text:continue-numbering="true" text:style-name="WWNum4">
        <text:list-item>
          <text:p text:style-name="P57"><text:soft-page-break/>¿Con qué secuencias de teclas se sale grabando del editor <text:span text:style-name="T2">vi</text:span>?</text:p>
        </text:list-item>
      </text:list>
      <text:p text:style-name="P9">:<text:span text:style-name="T34">wq</text:span></text:p>
      <text:list xml:id="list113527177145966" text:continue-numbering="true" text:style-name="WWNum4">
        <text:list-item>
          <text:p text:style-name="P57">Crear el directorio <text:span text:style-name="T2">papa</text:span> y dentro de éste <text:span text:style-name="T2">hijo</text:span> y dentro de éste <text:span text:style-name="T2">nieto</text:span> en un solo comando </text:p>
        </text:list-item>
      </text:list>
      <text:p text:style-name="P9">mkdir papa/hijo/nieto -p</text:p>
      <text:list xml:id="list113527118950071" text:continue-numbering="true" text:style-name="WWNum4">
        <text:list-item>
          <text:p text:style-name="P57">Listar el contenido del directorio <text:span text:style-name="T2">papa</text:span> </text:p>
        </text:list-item>
      </text:list>
      <text:p text:style-name="P9">ls papa</text:p>
      <text:list xml:id="list113527561333276" text:continue-numbering="true" text:style-name="WWNum4">
        <text:list-item>
          <text:p text:style-name="P57">Listar los permisos, solo, del directorio <text:span text:style-name="T2">papa</text:span><text:span text:style-name="T5">l</text:span></text:p>
        </text:list-item>
      </text:list>
      <text:p text:style-name="P79">ls -ld papa</text:p>
      <text:list xml:id="list113527923774265" text:continue-numbering="true" text:style-name="WWNum4">
        <text:list-item>
          <text:p text:style-name="P57">Eliminar el directorio <text:span text:style-name="T2">nieto</text:span> desde su home </text:p>
        </text:list-item>
      </text:list>
      <text:p text:style-name="P9">rmdir papa/hijo/nieto</text:p>
      <text:list xml:id="list113528212679617" text:continue-numbering="true" text:style-name="WWNum4">
        <text:list-item>
          <text:p text:style-name="P57">Eliminar el directorio <text:span text:style-name="T2">papa</text:span> y sus subdirectorios sabiendo que contiene ficheros </text:p>
        </text:list-item>
      </text:list>
      <text:p text:style-name="P18">rm -r papa/</text:p>
      <text:list xml:id="list113528353352887" text:continue-numbering="true" text:style-name="WWNum4">
        <text:list-item>
          <text:p text:style-name="P57">Eliminar todos los ficheros vacíos del directorio actual en un solo comando </text:p>
        </text:list-item>
      </text:list>
      <text:p text:style-name="P9">find -empty -exec rm {} \;</text:p>
      <text:list xml:id="list113528410076745" text:continue-numbering="true" text:style-name="WWNum4">
        <text:list-item>
          <text:p text:style-name="P57">Crear una copia de todos los ficheros ordinarios que comiencen con <text:span text:style-name="T2">e</text:span> ó <text:span text:style-name="T2">E</text:span> al directorio /tmp </text:p>
        </text:list-item>
      </text:list>
      <text:p text:style-name="P19">cp [Ee]* /tmp</text:p>
      <text:list xml:id="list113528205059152" text:continue-numbering="true" text:style-name="WWNum4">
        <text:list-item>
          <text:p text:style-name="P57">Crear el fichero <text:span text:style-name="T2">orden.conectados</text:span> con una lista de usuarios conectados ordenados por <text:s/>usuario</text:p>
        </text:list-item>
      </text:list>
      <text:p text:style-name="P9">who | sort -t " " -k1 | cut -d " " -f1 &gt; orden.conectados</text:p>
      <text:list xml:id="list113528153624986" text:continue-numbering="true" text:style-name="WWNum4">
        <text:list-item>
          <text:p text:style-name="P57">Renombrar el directorio <text:span text:style-name="T2">compras</text:span> por <text:span text:style-name="T2">COM-21</text:span> </text:p>
        </text:list-item>
      </text:list>
      <text:p text:style-name="P9">mv <text:span text:style-name="T35">compras </text:span>COM-21</text:p>
      <text:list xml:id="list113528291279317" text:continue-numbering="true" text:style-name="WWNum4">
        <text:list-item>
          <text:p text:style-name="P57">Ocultar el fichero <text:span text:style-name="T2">personal</text:span> </text:p>
        </text:list-item>
      </text:list>
      <text:p text:style-name="P75">mv persona .personal</text:p>
      <text:list xml:id="list113528233234763" text:continue-numbering="true" text:style-name="WWNum4">
        <text:list-item>
          <text:p text:style-name="P57">Cambiar el nombre al fichero <text:span text:style-name="T2">empresa</text:span> por <text:span text:style-name="T2">compania</text:span> </text:p>
        </text:list-item>
      </text:list>
      <text:p text:style-name="P75">mv empresa compania</text:p>
      <text:list xml:id="list113528460433672" text:continue-numbering="true" text:style-name="WWNum4">
        <text:list-item>
          <text:p text:style-name="P57">Cambiar la fecha de modificación del fichero <text:span text:style-name="T2">envases</text:span> con la fecha del sistema </text:p>
        </text:list-item>
      </text:list>
      <text:p text:style-name="P75">touch envases</text:p>
      <text:list xml:id="list113527360413653" text:continue-numbering="true" text:style-name="WWNum4">
        <text:list-item>
          <text:p text:style-name="P57">Cambiar la fecha de modificación del fichero <text:span text:style-name="T2">productos</text:span> con la fecha del fichero <text:span text:style-name="T2">envases </text:span></text:p>
        </text:list-item>
      </text:list>
      <text:p text:style-name="P84"><text:span text:style-name="T2">touch -r envases productos</text:span></text:p>
      <text:list xml:id="list113528043687399" text:continue-numbering="true" text:style-name="WWNum4">
        <text:list-item>
          <text:p text:style-name="P57">Cambiar la fecha de modificación del fichero <text:span text:style-name="T2">producto</text:span> con la fecha del sistema, pero si el fichero NO existe no se debe crear</text:p>
        </text:list-item>
      </text:list>
      <text:p text:style-name="P75">touch -c producto</text:p>
      <text:list xml:id="list113527334308323" text:continue-numbering="true" text:style-name="WWNum4">
        <text:list-item>
          <text:p text:style-name="P57">¿Qué tipo de ficheros son las entradas vacías, de su home, hasta el nivel 2? </text:p>
        </text:list-item>
      </text:list>
      <text:p text:style-name="P75">find ~ -maxdepth 2 -empty | ls -l</text:p>
      <text:list xml:id="list113527205070024" text:continue-numbering="true" text:style-name="WWNum4">
        <text:list-item>
          <text:p text:style-name="P57">Ver la máscara del sistema </text:p>
        </text:list-item>
      </text:list>
      <text:p text:style-name="P75">umask</text:p>
      <text:list xml:id="list113526599967502" text:continue-numbering="true" text:style-name="WWNum4">
        <text:list-item>
          <text:p text:style-name="P57"><text:soft-page-break/>Cambiar la máscara del sistema, todos los permisos para el usuario propietario, a su grupo solo lectura y ningún permiso para los demás grupos.</text:p>
        </text:list-item>
      </text:list>
      <text:p text:style-name="P84">Rwx r-- ---</text:p>
      <text:p text:style-name="P84">7<text:tab/>4<text:tab/>0</text:p>
      <text:p text:style-name="P84">777 – 740 = 037</text:p>
      <text:p text:style-name="P84"/>
      <text:p text:style-name="P75">umask 037</text:p>
      <text:p text:style-name="P84"/>
      <text:list xml:id="list113527626205876" text:continue-numbering="true" text:style-name="WWNum4">
        <text:list-item>
          <text:p text:style-name="P58">Agregar el sticky bit al directorio /tmp </text:p>
          <text:p text:style-name="P58"><text:span text:style-name="T4">chmod <text:s/>o+t /tmp</text:span></text:p>
        </text:list-item>
        <text:list-item>
          <text:p text:style-name="P57">Agregar el SUID al programa <text:span text:style-name="T2">juegos.sh</text:span> </text:p>
        </text:list-item>
      </text:list>
      <text:p text:style-name="P75">chmod u+s juegos.sh</text:p>
      <text:list xml:id="list113526502057973" text:continue-numbering="true" text:style-name="WWNum4">
        <text:list-item>
          <text:p text:style-name="P57">Agregar el GUID al programa <text:span text:style-name="T2">games.sh</text:span> </text:p>
          <text:p text:style-name="P72">chmod g+s games.sh</text:p>
        </text:list-item>
        <text:list-item>
          <text:p text:style-name="P57">Quitar el sticky bit al directorio ~/<text:span text:style-name="T2">nuestro</text:span> </text:p>
        </text:list-item>
      </text:list>
      <text:p text:style-name="P9">chmod o-t <text:span text:style-name="T36">~/nuestro</text:span></text:p>
      <text:list xml:id="list113528342933476" text:continue-numbering="true" text:style-name="WWNum4">
        <text:list-item>
          <text:p text:style-name="P57">Quitar el SUID y SGID al programa <text:span text:style-name="T2">./mio.sh</text:span> </text:p>
        </text:list-item>
      </text:list>
      <text:p text:style-name="P60"><text:span text:style-name="T3">chmod ug+s ./mio.sh</text:span> </text:p>
      <text:list xml:id="list113528397029529" text:continue-numbering="true" text:style-name="WWNum4">
        <text:list-item>
          <text:p text:style-name="P57">Agregar los permisos de ejecución al programa <text:span text:style-name="T2">nuevo.sh</text:span> </text:p>
        </text:list-item>
      </text:list>
      <text:p text:style-name="P31"><text:span text:style-name="T3">chmod ugo+x nuevo.sh</text:span> </text:p>
      <text:list xml:id="list113527376048434" text:continue-numbering="true" text:style-name="WWNum4">
        <text:list-item>
          <text:p text:style-name="P57">Quitar los permisos de ejecución al programa <text:span text:style-name="T2">viejo.sh</text:span> </text:p>
        </text:list-item>
      </text:list>
      <text:p text:style-name="P61"><text:span text:style-name="T3">chmod ugo-x nuevo.sh</text:span></text:p>
      <text:list xml:id="list113527320785463" text:continue-numbering="true" text:style-name="WWNum4">
        <text:list-item>
          <text:p text:style-name="P57"><text:s/>Cambiar los siguientes permisos al directorio <text:span text:style-name="T2">maestros </text:span>en forma octal rwxrwsrwT </text:p>
        </text:list-item>
      </text:list>
      <text:p text:style-name="P77">3776</text:p>
      <text:p text:style-name="P77">chmod 3776 maestros</text:p>
      <text:p text:style-name="P86"/>
      <text:list xml:id="list113528298992551" text:continue-numbering="true" text:style-name="WWNum4">
        <text:list-item>
          <text:p text:style-name="P57">Cambiar a permisos 640 en formato simbólico sobre el fichero<text:span text:style-name="T2"> fabricantes</text:span> </text:p>
        </text:list-item>
      </text:list>
      <text:p text:style-name="P86">rw-r-----</text:p>
      <text:p text:style-name="P86"><text:span text:style-name="T3">chmod u=rw,g=r,o= fabricantes</text:span> </text:p>
      <text:p text:style-name="P86"/>
      <text:list xml:id="list113527502030928" text:continue-numbering="true" text:style-name="WWNum4">
        <text:list-item>
          <text:p text:style-name="P57">Ver la variable de entorno del prompt</text:p>
        </text:list-item>
        <text:list-item>
          <text:p text:style-name="P57">Ver las variables de entorno</text:p>
        </text:list-item>
        <text:list-item>
          <text:p text:style-name="P57">Ver las variables de entorno de:</text:p>
        </text:list-item>
      </text:list>
      <text:list text:style-name="WWNum6">
        <text:list-item>
          <text:p text:style-name="P83">Nombre del equipo</text:p>
        </text:list-item>
        <text:list-item>
          <text:p text:style-name="P83">Nombre de usuario </text:p>
        </text:list-item>
        <text:list-item>
          <text:p text:style-name="P83">Versión del bash </text:p>
        </text:list-item>
        <text:list-item>
          <text:p text:style-name="P83">Tipo de máquina </text:p>
        </text:list-item>
        <text:list-item>
          <text:p text:style-name="P83"><text:soft-page-break/>Carpeta personal del usuario</text:p>
        </text:list-item>
        <text:list-item>
          <text:p text:style-name="P83">Intérprete de comandos que se está ejecutando</text:p>
        </text:list-item>
        <text:list-item>
          <text:p text:style-name="P83">Último directorio de posicionamiento </text:p>
        </text:list-item>
        <text:list-item>
          <text:p text:style-name="P83">Directorio de trabajo </text:p>
        </text:list-item>
      </text:list>
      <text:list xml:id="list113527188080139" text:continue-list="list113527502030928" text:style-name="WWNum4">
        <text:list-item>
          <text:p text:style-name="P57">Ver los alias instalados </text:p>
        </text:list-item>
        <text:list-item>
          <text:p text:style-name="P57">Abrir la calculadora </text:p>
        </text:list-item>
        <text:list-item>
          <text:p text:style-name="P57">¿Con qué combinación de teclas se cierra la calculadora?</text:p>
        </text:list-item>
        <text:list-item>
          <text:p text:style-name="P57">¿Con qué combinación de teclas se graba y sale del editor vi </text:p>
        </text:list-item>
        <text:list-item>
          <text:p text:style-name="P57">Crear el fichero <text:span text:style-name="T2">fich1.txt</text:span> en forma interactiva </text:p>
        </text:list-item>
        <text:list-item>
          <text:p text:style-name="P57">¿Con qué combinación de teclas se finaliza el punto anterior?</text:p>
        </text:list-item>
        <text:list-item>
          <text:p text:style-name="P57">Ver el correo</text:p>
        </text:list-item>
        <text:list-item>
          <text:p text:style-name="P57">Dentro del correo, eliminar el mensaje nº 5 </text:p>
        </text:list-item>
        <text:list-item>
          <text:p text:style-name="P57">¿Con qué techa se sale del correo? </text:p>
        </text:list-item>
        <text:list-item>
          <text:p text:style-name="P57">¿Cambiar la fecha del fichero <text:span text:style-name="T2">fich1.txt</text:span> con la fecha del sistema</text:p>
        </text:list-item>
        <text:list-item>
          <text:p text:style-name="P57">Copiar todos los ficheros <text:span text:style-name="T2">txt</text:span> <text:s/>al directorio ~/copias/ </text:p>
        </text:list-item>
        <text:list-item>
          <text:p text:style-name="P57">Renombrar el directorio ~/copias por backup </text:p>
        </text:list-item>
        <text:list-item>
          <text:p text:style-name="P57">Ocultar el fichero <text:span text:style-name="T2">fich1.txt</text:span> </text:p>
        </text:list-item>
        <text:list-item>
          <text:p text:style-name="P57"><text:s/>Crear el fichero <text:s text:c="2"/><text:span text:style-name="T2">empresa.txt <text:s/></text:span>(sin incluir nombres de columnas)</text:p>
        </text:list-item>
      </text:list>
      <text:p text:style-name="P3">Codigo:Nombre:Año_alta:Salario:Dpto:Sucursal</text:p>
      <text:p text:style-name="P32">125:Carlos:2001:1620:Admin:Santiago</text:p>
      <text:p text:style-name="P32">92:Ana:2005:1325:Admin:Negreira</text:p>
      <text:p text:style-name="P32">115:Antonio:1999:2560:CONTAB:SANTIAGO</text:p>
      <text:p text:style-name="P32">81:Marcelo:2007:1620:Admin:santiago </text:p>
      <text:p text:style-name="P32">133:Victoria:2010:1820:contab:Brión</text:p>
      <text:p text:style-name="P32">250:Nadia:2011:1510:comerc:brión</text:p>
      <text:p text:style-name="P32">101:Flavio:2009:1510:comerc:santiago</text:p>
      <text:p text:style-name="P32">88:Luis:2005:1325:admin:negreira</text:p>
      <text:p text:style-name="P28"/>
      <text:list xml:id="list113527469264762" text:continue-numbering="true" text:style-name="WWNum4">
        <text:list-item>
          <text:p text:style-name="P57"><text:s/>Ordenar el fichero <text:span text:style-name="T2">empresa.txt</text:span> por el código de empleado </text:p>
        </text:list-item>
        <text:list-item>
          <text:p text:style-name="P57">Ordenar el fichero <text:span text:style-name="T2">empresa.txt</text:span> por la sucursal </text:p>
        </text:list-item>
        <text:list-item>
          <text:p text:style-name="P57"><text:s/>¿Cuántos empleados tiene cada departamento?</text:p>
        </text:list-item>
        <text:list-item>
          <text:p text:style-name="P57">¿Cuántos empleados hay?</text:p>
        </text:list-item>
        <text:list-item>
          <text:p text:style-name="P57">¿Cuántos empleados trabajan en Santiago?</text:p>
        </text:list-item>
        <text:list-item>
          <text:p text:style-name="P57">¿Cuántos empleados son del departamento de administración? </text:p>
        </text:list-item>
        <text:list-item>
          <text:p text:style-name="P57">¿Cuál es el salario más alto?</text:p>
        </text:list-item>
        <text:list-item>
          <text:p text:style-name="P57">¿Cuál es el salario más bajo? </text:p>
        </text:list-item>
        <text:list-item>
          <text:p text:style-name="P57">¿Cuántos empleados cobran un salario de 1510€?</text:p>
        </text:list-item>
        <text:list-item>
          <text:p text:style-name="P57">¿Cuántos empleados de la sucursal Santiago son del departamento de contabilidad? </text:p>
        </text:list-item>
        <text:list-item>
          <text:p text:style-name="P57">Crear el fichero <text:span text:style-name="T2">empleados.txt</text:span> con el código del empleado y el salario</text:p>
        </text:list-item>
        <text:list-item>
          <text:p text:style-name="P57">¿Cuántos diferentes departamentos tiene la empresa?</text:p>
        </text:list-item>
        <text:list-item>
          <text:p text:style-name="P57"><text:soft-page-break/>¿Cuántos diferentes departamentos tiene la sucursal de Santiago?</text:p>
        </text:list-item>
        <text:list-item>
          <text:p text:style-name="P57">Crear el fichero <text:span text:style-name="T2">empresa.1.txt</text:span> con el fichero <text:span text:style-name="T2">empresa.txt</text:span> en mayúsculas </text:p>
        </text:list-item>
        <text:list-item>
          <text:p text:style-name="P62">Cambiar el delimitador del fichero <text:span text:style-name="T2">empresa.1.txt </text:span>por asteriscos y guardarlo en el fichero <text:span text:style-name="T2">empresa.2.txt</text:span> </text:p>
        </text:list-item>
        <text:list-item>
          <text:p text:style-name="P57">Ver el salario del empleado Marcelo</text:p>
        </text:list-item>
        <text:list-item>
          <text:p text:style-name="P55">¿De qué sucursal es la empleada Victoria?</text:p>
        </text:list-item>
        <text:list-item>
          <text:p text:style-name="P55">¿Hay algún empleado en la sucursal de Santiago en el departamento de contabilidad, que se llame Antonio?</text:p>
        </text:list-item>
        <text:list-item>
          <text:p text:style-name="P55">¿Hay algún empleado en la sucursal de Negreira que pertenezca al departamento de contabilidad? </text:p>
        </text:list-item>
        <text:list-item>
          <text:p text:style-name="P55">Crear el fichero <text:span text:style-name="T2">codigos</text:span> a la vez que se visualiza, con los códigos de los empleados, ordenados de mayor a menor <text:s/></text:p>
        </text:list-item>
        <text:list-item>
          <text:p text:style-name="P55">Crear el fichero <text:span text:style-name="T2">cod.nombres</text:span> a la vez que se visualiza, con los nombres de los empleados del fichero <text:span text:style-name="T2">empresa.txt</text:span> y el código de empleados del fichero <text:span text:style-name="T2">codigos</text:span>, con separador - (guión).</text:p>
        </text:list-item>
        <text:list-item>
          <text:p text:style-name="P55"><text:s/>¿Cuál es el empleado más antiguo? </text:p>
        </text:list-item>
        <text:list-item>
          <text:p text:style-name="P55">¿Cuál es el empleado con menos antigüedad?</text:p>
        </text:list-item>
        <text:list-item>
          <text:p text:style-name="P55">¿Cuántos empleados ingresaron en el 2005? </text:p>
        </text:list-item>
        <text:list-item>
          <text:p text:style-name="P55">¿Cuántos empleados NO ingresaron en el 2005? </text:p>
        </text:list-item>
        <text:list-item>
          <text:p text:style-name="P55"><text:s/>Listar la sucursal de todos los empleados cuyo nombre empiece y termine en vocal </text:p>
        </text:list-item>
        <text:list-item>
          <text:p text:style-name="P55"><text:span text:style-name="T2"><text:s/></text:span>Crear el fichero <text:span text:style-name="T2">informe.ip</text:span> con todas las IP ordenadas, de los usuarios conectados </text:p>
        </text:list-item>
        <text:list-item>
          <text:p text:style-name="P55"><text:s/>Añadir al fichero <text:span text:style-name="T2">informe.ip </text:span><text:s/>a la vez que se visualiza, una línea de asteríscos. </text:p>
        </text:list-item>
        <text:list-item>
          <text:p text:style-name="P55"><text:s/>Eliminar del directorio actual todos los ficheros que no contengan un . (punto) en su nombre </text:p>
        </text:list-item>
        <text:list-item>
          <text:p text:style-name="P55">Cambiarse al usuario alicia (contraseña abc123.)</text:p>
        </text:list-item>
        <text:list-item>
          <text:p text:style-name="P55">¿Cuál es su directorio de trabajo? </text:p>
        </text:list-item>
        <text:list-item>
          <text:p text:style-name="P55">¿Con qué cuenta de usuario está trabajando? </text:p>
        </text:list-item>
        <text:list-item>
          <text:p text:style-name="P55">cerrar sesión </text:p>
        </text:list-item>
        <text:list-item>
          <text:p text:style-name="P55">Cambiarse al usuario alicia cargando su configuración personal </text:p>
        </text:list-item>
        <text:list-item>
          <text:p text:style-name="P55"><text:s/>Crear el alias <text:span text:style-name="T2">salir</text:span> con el comando para cerrar la sesión </text:p>
        </text:list-item>
        <text:list-item>
          <text:p text:style-name="P55">Verificar el funcionamiento del alias <text:span text:style-name="T2">salir</text:span> </text:p>
        </text:list-item>
        <text:list-item>
          <text:p text:style-name="P55">Si el punto anterior funcionó, repetir el punto <text:span text:style-name="T2">173</text:span>, sino, corregir el alias creado. </text:p>
        </text:list-item>
        <text:list-item>
          <text:p text:style-name="P55">¿Con qué cuenta de usuario está trabajando? </text:p>
        </text:list-item>
        <text:list-item>
          <text:p text:style-name="P55">¿Cuál es su directorio de trabajo?</text:p>
        </text:list-item>
        <text:list-item>
          <text:p text:style-name="P55">Verificar el funcionamiento del alias <text:span text:style-name="T2">salir</text:span> </text:p>
        </text:list-item>
        <text:list-item>
          <text:p text:style-name="P55">¿Qué fichero deberá modificar para que el alias <text:span text:style-name="T2">salir</text:span> quede instalado?</text:p>
        </text:list-item>
        <text:list-item>
          <text:p text:style-name="P55">Cerrar la sesión de alicia</text:p>
        </text:list-item>
        <text:list-item>
          <text:p text:style-name="P55">¿A qué sesión a regresado? </text:p>
        </text:list-item>
        <text:list-item>
          <text:p text:style-name="P55">¿En qué fichero y ruta, se guardan los usuarios registrados?</text:p>
        </text:list-item>
        <text:list-item>
          <text:p text:style-name="P55">¿En qué fichero y ruta, se guardan los grupos registrados?</text:p>
        </text:list-item>
        <text:list-item>
          <text:p text:style-name="P55">¿En qué fichero y ruta, se guardan las contraseñas de los usuarios? </text:p>
        </text:list-item>
        <text:list-item>
          <text:p text:style-name="P55"><text:soft-page-break/>¿Cuáles de los 3 ficheros anteriores puede visualizar?</text:p>
        </text:list-item>
        <text:list-item>
          <text:p text:style-name="P55">¿Qué permisos tienen los 3 ficheros? </text:p>
        </text:list-item>
        <text:list-item>
          <text:p text:style-name="P55">¿En qué fichero y ruta, se guarda el comando ejecutados en el punto anterior?</text:p>
        </text:list-item>
        <text:list-item>
          <text:p text:style-name="P55">Ver los 10 últimos comandos ejecutados</text:p>
        </text:list-item>
        <text:list-item>
          <text:p text:style-name="P55">Cambiar el prompt del sistema para que aparezca de la siguiente manera:</text:p>
        </text:list-item>
      </text:list>
      <text:p text:style-name="P4">fecha * host &gt;</text:p>
      <text:list xml:id="list113526719516663" text:continue-numbering="true" text:style-name="WWNum4">
        <text:list-item>
          <text:p text:style-name="P55">¿Qué ruta/fichero, hay que cambiar para guardar el prompt</text:p>
        </text:list-item>
        <text:list-item>
          <text:p text:style-name="P55"><text:s/>¿Cuántos ficheros ocultos hay en su home? </text:p>
        </text:list-item>
        <text:list-item>
          <text:p text:style-name="P55">¿Cuál es su grupo principal? </text:p>
        </text:list-item>
        <text:list-item>
          <text:p text:style-name="P55">¿A qué grupos pertenece? </text:p>
        </text:list-item>
        <text:list-item>
          <text:p text:style-name="P55">¿Quiénes están conectados? </text:p>
        </text:list-item>
        <text:list-item>
          <text:p text:style-name="P55">¿Cuántas terminales están habilitadas para recibir mensajes? <text:s/></text:p>
        </text:list-item>
        <text:list-item>
          <text:p text:style-name="P55">¿Cuántas terminales no están habilitadas para recibir mensajes? <text:s/></text:p>
        </text:list-item>
        <text:list-item>
          <text:p text:style-name="P55">Ver la fecha del sistema y luego el nombre de login <text:s/></text:p>
        </text:list-item>
        <text:list-item>
          <text:p text:style-name="P55">Agregar su nombre completo a los datos de su cuenta </text:p>
        </text:list-item>
        <text:list-item>
          <text:p text:style-name="P55">Hacer un listado de inodos ordenados de menor a mayor y si no se ejecuta, ver la fecha del sistema </text:p>
        </text:list-item>
        <text:list-item>
          <text:p text:style-name="P55"><text:s/>Ordenar el fichero <text:span text:style-name="T2">cuentos</text:span>, si no se ejecuta, Ver el tipo de fichero que hay en el directorio de trabajo </text:p>
        </text:list-item>
        <text:list-item>
          <text:p text:style-name="P55">Añadir una línea de guiones al fichero <text:span text:style-name="T2">informes</text:span>, sin editar.</text:p>
        </text:list-item>
        <text:list-item>
          <text:p text:style-name="P55"><text:span text:style-name="T2"><text:s/></text:span>Crear de forma interactiva el fichero <text:span text:style-name="T2">electrodomesticos</text:span>, con el siguiente contenido:</text:p>
        </text:list-item>
      </text:list>
      <text:p text:style-name="P33">Nevera</text:p>
      <text:p text:style-name="P33">Plancha</text:p>
      <text:p text:style-name="P33">Microonda</text:p>
      <text:p text:style-name="P33">Aspiradora</text:p>
      <text:p text:style-name="P33">TV</text:p>
      <text:list xml:id="list113527718307215" text:continue-numbering="true" text:style-name="WWNum4">
        <text:list-item>
          <text:p text:style-name="P52"><text:span text:style-name="T6">Crear de forma interactiva el fichero </text:span><text:span text:style-name="T7">codigos,</text:span><text:span text:style-name="T6"> con el siguiente contenido:</text:span></text:p>
        </text:list-item>
      </text:list>
      <text:p text:style-name="P22">215</text:p>
      <text:p text:style-name="P22">211</text:p>
      <text:p text:style-name="P22">129</text:p>
      <text:p text:style-name="P22">50</text:p>
      <text:p text:style-name="P22">72</text:p>
      <text:list xml:id="list113527644329427" text:continue-numbering="true" text:style-name="WWNum4">
        <text:list-item>
          <text:p text:style-name="P53"><text:span text:style-name="T6">Crear el fichero </text:span><text:span text:style-name="T7">productos</text:span><text:span text:style-name="T6"> con las columnas de los ficheros </text:span><text:span text:style-name="T7">electrodomesticos y codigos</text:span><text:span text:style-name="T6">, asociando el 1º producto con el 1º código, utilizando un separador de espacio.</text:span></text:p>
        </text:list-item>
        <text:list-item>
          <text:p text:style-name="P52"><text:span text:style-name="T6">Visualizar el fichero </text:span><text:span text:style-name="T7">productos</text:span><text:span text:style-name="T6"> todo en mayúsculas </text:span></text:p>
        </text:list-item>
        <text:list-item>
          <text:p text:style-name="P52"><text:span text:style-name="T6">Cambiar el separador del fichero </text:span><text:span text:style-name="T7">productos</text:span><text:span text:style-name="T6"> por un guión </text:span></text:p>
        </text:list-item>
        <text:list-item>
          <text:p text:style-name="P52"><text:span text:style-name="T6">Crear una copia del fichero </text:span><text:span text:style-name="T7">productos</text:span><text:span text:style-name="T6"> en </text:span><text:span text:style-name="T7">/root</text:span><text:span text:style-name="T6"> <text:s/>si da error emitir el mensaje "ERROR - No se realizó la copia", todo en una línea de comandos.</text:span></text:p>
        </text:list-item>
        <text:list-item>
          <text:p text:style-name="P50">Comparar los 3 ficheros anteriores</text:p>
        </text:list-item>
        <text:list-item>
          <text:p text:style-name="P50">¿Qué tipo de ficheros son los 3 anteriores?</text:p>
        </text:list-item>
        <text:list-item>
          <text:p text:style-name="P50">¿Dónde se ubica el fichero que contiene las contraseñas de los usuarios registrados ?</text:p>
        </text:list-item>
        <text:list-item>
          <text:p text:style-name="P50"><text:soft-page-break/>Enviar a todas las terminales el mensaje "Hora del café" </text:p>
        </text:list-item>
        <text:list-item>
          <text:p text:style-name="P50">¿Con qué combinación de teclas se sale gravando del editor vi? </text:p>
        </text:list-item>
        <text:list-item>
          <text:p text:style-name="P50">¿Con qué combinación de teclas se sale sin grabar del editor vi?</text:p>
        </text:list-item>
        <text:list-item>
          <text:p text:style-name="P52"><text:span text:style-name="T7">date &amp;&amp; pwd</text:span><text:span text:style-name="T6"> <text:s/>¿Cuál/es se ejecuta/n? </text:span></text:p>
        </text:list-item>
        <text:list-item>
          <text:p text:style-name="P52"><text:span text:style-name="T7">date || pwd</text:span><text:span text:style-name="T6"> <text:s text:c="2"/>¿Cuál/es se ejecuta/n? </text:span></text:p>
        </text:list-item>
        <text:list-item>
          <text:p text:style-name="P52"><text:span text:style-name="T7">dates <text:s/>|| pwd</text:span><text:span text:style-name="T6"> <text:s/>¿Cuál/es se ejecuta/n?</text:span></text:p>
        </text:list-item>
        <text:list-item>
          <text:p text:style-name="P52"><text:span text:style-name="T7">dates <text:s/>&amp;&amp; <text:s/>pwd</text:span><text:span text:style-name="T6"> <text:s/>¿Cuál/es se ejecuta/n?</text:span></text:p>
        </text:list-item>
        <text:list-item>
          <text:p text:style-name="P52">¿En qué fichero se guarda la configuración del prompt?</text:p>
        </text:list-item>
        <text:list-item>
          <text:p text:style-name="P52">¿En qué fichero se guardan los alias creados?</text:p>
        </text:list-item>
        <text:list-item>
          <text:p text:style-name="P52">¿Ejecutar el alias <text:s/>lista="ls -lARs"</text:p>
        </text:list-item>
        <text:list-item>
          <text:p text:style-name="P52">Eliminar el alias lista </text:p>
        </text:list-item>
        <text:list-item>
          <text:p text:style-name="P52">Renombrar el fichero <text:s text:c="2"/><text:span text:style-name="T2">fich1.txt</text:span> que está en el directorio padre, con el nombre <text:span text:style-name="T2">fichero_1.txt</text:span> <text:s/></text:p>
        </text:list-item>
        <text:list-item>
          <text:p text:style-name="P52">Mover el fichero <text:span text:style-name="T2">fichero_1.txt</text:span> a vuestro home</text:p>
        </text:list-item>
        <text:list-item>
          <text:p text:style-name="P52">Renombrar el directorio ~/compras/C_2021 como <text:s/><text:span text:style-name="T2">Com_21</text:span></text:p>
        </text:list-item>
        <text:list-item>
          <text:p text:style-name="P52"><text:s/>Mover el directorio <text:s/>~/ventas/V_2015 <text:s/>a <text:s text:c="2"/>~/Hist_2015 </text:p>
        </text:list-item>
        <text:list-item>
          <text:p text:style-name="P52">Qué tipo de ficheros son todas las entradas del directorio actual </text:p>
        </text:list-item>
        <text:list-item>
          <text:p text:style-name="P52">Copiar los ficheros <text:s/><text:span text:style-name="T2">blanco.txt negro.txt azul.txt</text:span> que están el directorio padre, al directorio de trabajo, en un solo comando y usando agrupación </text:p>
        </text:list-item>
        <text:list-item>
          <text:p text:style-name="P52">Eliminar todos los ficheros ordinarios vacíos del directorio <text:span text:style-name="T2">~/ventas </text:span></text:p>
        </text:list-item>
        <text:list-item>
          <text:p text:style-name="P52">Crear los ficheros <text:span text:style-name="T2">uno dos tres</text:span> vacios</text:p>
        </text:list-item>
        <text:list-item>
          <text:p text:style-name="P52">Modificar la fecha de modificación del fichero <text:span text:style-name="T2">uno</text:span> con la fecha del sistema </text:p>
        </text:list-item>
        <text:list-item>
          <text:p text:style-name="P52">Modificar la fecha de modificación del fichero <text:span text:style-name="T2">dos</text:span> con la fecha del 21 de nov <text:s/>pasado.</text:p>
        </text:list-item>
        <text:list-item>
          <text:p text:style-name="P52">Cambiar la fecha de modificación del fichero <text:span text:style-name="T2">tres</text:span> con la fecha del fichero <text:span text:style-name="T2">uno</text:span> <text:s/></text:p>
        </text:list-item>
        <text:list-item>
          <text:p text:style-name="P52">Crear la variable de usuario <text:s/><text:span text:style-name="T2">ies</text:span> con el nombre <text:s/>del Instituto </text:p>
        </text:list-item>
        <text:list-item>
          <text:p text:style-name="P52">Visualizar la línea donde aparece la definición de la variable y su contenido </text:p>
        </text:list-item>
        <text:list-item>
          <text:p text:style-name="P52">Mostrar el contenido de la variable <text:span text:style-name="T2">ies</text:span> </text:p>
        </text:list-item>
        <text:list-item>
          <text:p text:style-name="P52">Vaciar el contenido de la variable <text:span text:style-name="T2">ies</text:span> </text:p>
        </text:list-item>
        <text:list-item>
          <text:p text:style-name="P52">Visualizar la línea donde aparece la definición de la variable de usuario y su contenido </text:p>
        </text:list-item>
        <text:list-item>
          <text:p text:style-name="P52">Eliminar la variable de usuario <text:span text:style-name="T2">ies</text:span> </text:p>
        </text:list-item>
        <text:list-item>
          <text:p text:style-name="P52">Visualizar las variables de entorno, paginado -utilizar 2 comandos diferentes- </text:p>
        </text:list-item>
        <text:list-item>
          <text:p text:style-name="P52">Mostar la ayuda al comando ls utilizando 2 comandos diferentes </text:p>
        </text:list-item>
        <text:list-item>
          <text:p text:style-name="P52">Realizar el siguiente cálculo utilizando la calculadora (3+5)*10/2 </text:p>
        </text:list-item>
        <text:list-item>
          <text:p text:style-name="P52">Ver el nombre de nuestro equipo util<text:bookmark text:name="_GoBack"/>izando 2 comandos diferente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font-size="11pt" fo:language="es" fo:country="ES" style:font-size-asian="11pt" style:language-asian="es" style:country-asian="E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>
      <style:text-properties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style:font-weight-complex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0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mdir papa/hijo/nieto</text:span>1º A.S.I.R.<text:tab/> <text:s text:c="30"/>Implantación de Sistemas Operativos</text:p>
        <text:p text:style-name="MP2">Ejercicio de repaso general</text:p>
      </style:header>
      <style:footer>
        <text:p text:style-name="MP3"><text:span text:style-name="MT2">Prof. Rosa B. Mansilla Trillo<text:tab/>[</text:span><text:span text:style-name="MT2"><text:page-number text:select-page="current">12</text:page-number></text:span><text:span text:style-name="MT2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editing-cycles>33</meta:editing-cycles>
    <meta:print-date>2015-12-02T08:49:00</meta:print-date>
    <meta:creation-date>2023-11-07T18:19:00</meta:creation-date>
    <dc:date>2023-11-22T11:35:26.297750271</dc:date>
    <meta:editing-duration>PT8H15M6S</meta:editing-duration>
    <meta:generator>LibreOffice/7.4.2.3$Linux_X86_64 LibreOffice_project/382eef1f22670f7f4118c8c2dd222ec7ad009daf</meta:generator>
    <meta:document-statistic meta:table-count="0" meta:image-count="0" meta:object-count="0" meta:page-count="12" meta:paragraph-count="392" meta:word-count="3035" meta:character-count="17847" meta:non-whitespace-character-count="15221"/>
    <meta:user-defined meta:name="AppVersion">16.0000</meta:user-defined>
    <meta:user-defined meta:name="Company">IES XULIAN MAGARIÑOS</meta:user-defined>
    <meta:template xlink:type="simple" xlink:actuate="onRequest" xlink:title="Normal" xlink:href=""/>
  </office:meta>
</office:document-meta>
</file>